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f86a" officeooo:paragraph-rsid="000af86a"/>
    </style:style>
    <style:style style:name="P2" style:family="paragraph" style:parent-style-name="Standard">
      <style:text-properties officeooo:paragraph-rsid="000af86a"/>
    </style:style>
    <style:style style:name="P3" style:family="paragraph" style:parent-style-name="Standard">
      <style:text-properties officeooo:rsid="000b616f" officeooo:paragraph-rsid="000b616f"/>
    </style:style>
    <style:style style:name="P4" style:family="paragraph" style:parent-style-name="Standard">
      <style:text-properties officeooo:paragraph-rsid="000b616f"/>
    </style:style>
    <style:style style:name="P5" style:family="paragraph" style:parent-style-name="Standard">
      <style:text-properties officeooo:rsid="000b61c3"/>
    </style:style>
    <style:style style:name="P6" style:family="paragraph" style:parent-style-name="Standard">
      <style:text-properties officeooo:paragraph-rsid="000b61c3"/>
    </style:style>
    <style:style style:name="P7" style:family="paragraph" style:parent-style-name="Standard">
      <style:text-properties officeooo:rsid="000b82f3" officeooo:paragraph-rsid="000b82f3"/>
    </style:style>
    <style:style style:name="P8" style:family="paragraph" style:parent-style-name="Standard">
      <style:text-properties officeooo:rsid="000c6782" officeooo:paragraph-rsid="000c678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0c6782" officeooo:paragraph-rsid="000c6782" style:font-weight-asian="bold" style:font-weight-complex="bold"/>
    </style:style>
    <style:style style:name="P11" style:family="paragraph" style:parent-style-name="Standard">
      <style:text-properties fo:font-weight="bold" officeooo:rsid="000b616f" officeooo:paragraph-rsid="000b616f" style:font-weight-asian="bold" style:font-weight-complex="bold"/>
    </style:style>
    <style:style style:name="P12" style:family="paragraph" style:parent-style-name="Standard">
      <style:text-properties fo:font-weight="bold" officeooo:rsid="000b61c3" officeooo:paragraph-rsid="000b61c3" style:font-weight-asian="bold" style:font-weight-complex="bold"/>
    </style:style>
    <style:style style:name="P13" style:family="paragraph" style:parent-style-name="Standard">
      <style:text-properties fo:font-weight="bold" officeooo:rsid="000ca9dc" officeooo:paragraph-rsid="000ca9dc" style:font-weight-asian="bold" style:font-weight-complex="bold"/>
    </style:style>
    <style:style style:name="P14" style:family="paragraph" style:parent-style-name="Standard">
      <style:text-properties fo:font-weight="bold" officeooo:rsid="000f5718" officeooo:paragraph-rsid="000f5718" style:font-weight-asian="bold" style:font-weight-complex="bold"/>
    </style:style>
    <style:style style:name="P15" style:family="paragraph" style:parent-style-name="Standard">
      <style:text-properties officeooo:paragraph-rsid="000c6782"/>
    </style:style>
    <style:style style:name="P16" style:family="paragraph" style:parent-style-name="Standard">
      <style:text-properties officeooo:rsid="000ca9dc" officeooo:paragraph-rsid="000ca9dc"/>
    </style:style>
    <style:style style:name="P17" style:family="paragraph" style:parent-style-name="Standard">
      <style:text-properties officeooo:paragraph-rsid="000ca9dc"/>
    </style:style>
    <style:style style:name="P18" style:family="paragraph" style:parent-style-name="Standard">
      <style:text-properties officeooo:rsid="00111f51" officeooo:paragraph-rsid="00111f51"/>
    </style:style>
    <style:style style:name="P19" style:family="paragraph" style:parent-style-name="Standard">
      <style:text-properties officeooo:paragraph-rsid="000f5718"/>
    </style:style>
    <style:style style:name="P20" style:family="paragraph" style:parent-style-name="Table_20_Contents">
      <style:text-properties officeooo:rsid="000af86a" officeooo:paragraph-rsid="000af86a"/>
    </style:style>
    <style:style style:name="P21" style:family="paragraph" style:parent-style-name="Table_20_Contents">
      <style:text-properties officeooo:rsid="000b616f" officeooo:paragraph-rsid="000b616f"/>
    </style:style>
    <style:style style:name="P22" style:family="paragraph" style:parent-style-name="Table_20_Contents">
      <style:text-properties officeooo:rsid="000b61c3" officeooo:paragraph-rsid="000b61c3"/>
    </style:style>
    <style:style style:name="P23" style:family="paragraph" style:parent-style-name="Table_20_Contents">
      <style:text-properties fo:font-weight="bold" officeooo:rsid="000af86a" officeooo:paragraph-rsid="000af86a" style:font-weight-asian="bold" style:font-weight-complex="bold"/>
    </style:style>
    <style:style style:name="P24" style:family="paragraph" style:parent-style-name="Table_20_Contents">
      <style:text-properties fo:font-weight="bold" officeooo:rsid="000b61c3" officeooo:paragraph-rsid="000b61c3" style:font-weight-asian="bold" style:font-weight-complex="bold"/>
    </style:style>
    <style:style style:name="P25" style:family="paragraph" style:parent-style-name="Table_20_Contents">
      <style:text-properties fo:font-weight="bold" officeooo:rsid="000c6782" officeooo:paragraph-rsid="000c6782" style:font-weight-asian="bold" style:font-weight-complex="bold"/>
    </style:style>
    <style:style style:name="P26" style:family="paragraph" style:parent-style-name="Table_20_Contents">
      <style:text-properties fo:font-weight="bold" officeooo:rsid="000ca9dc" officeooo:paragraph-rsid="000ca9dc" style:font-weight-asian="bold" style:font-weight-complex="bold"/>
    </style:style>
    <style:style style:name="P27" style:family="paragraph" style:parent-style-name="Table_20_Contents">
      <style:text-properties officeooo:rsid="000b82f3" officeooo:paragraph-rsid="000b82f3"/>
    </style:style>
    <style:style style:name="P28" style:family="paragraph" style:parent-style-name="Table_20_Contents">
      <style:text-properties officeooo:paragraph-rsid="000b82f3"/>
    </style:style>
    <style:style style:name="P29" style:family="paragraph" style:parent-style-name="Table_20_Contents">
      <style:text-properties officeooo:rsid="000c0f9b" officeooo:paragraph-rsid="000c0f9b"/>
    </style:style>
    <style:style style:name="P30" style:family="paragraph" style:parent-style-name="Table_20_Contents">
      <style:text-properties officeooo:rsid="000c6782" officeooo:paragraph-rsid="000c6782"/>
    </style:style>
    <style:style style:name="P31" style:family="paragraph" style:parent-style-name="Table_20_Contents">
      <style:text-properties officeooo:rsid="000ca9dc" officeooo:paragraph-rsid="000ca9dc"/>
    </style:style>
    <style:style style:name="P32" style:family="paragraph" style:parent-style-name="Table_20_Contents">
      <style:text-properties officeooo:rsid="000d592d" officeooo:paragraph-rsid="000d592d"/>
    </style:style>
    <style:style style:name="P33" style:family="paragraph" style:parent-style-name="Table_20_Contents">
      <style:text-properties officeooo:rsid="000f04e0" officeooo:paragraph-rsid="000f04e0"/>
    </style:style>
    <style:style style:name="P34" style:family="paragraph" style:parent-style-name="Table_20_Contents">
      <style:text-properties officeooo:rsid="000f5718" officeooo:paragraph-rsid="000f5718"/>
    </style:style>
    <style:style style:name="P35" style:family="paragraph" style:parent-style-name="Table_20_Contents">
      <style:text-properties officeooo:rsid="00111f51" officeooo:paragraph-rsid="00111f51"/>
    </style:style>
    <style:style style:name="T1" style:family="text">
      <style:text-properties officeooo:rsid="000af86a"/>
    </style:style>
    <style:style style:name="T2" style:family="text">
      <style:text-properties officeooo:rsid="000b61c3"/>
    </style:style>
    <style:style style:name="T3" style:family="text">
      <style:text-properties officeooo:rsid="000b82f3"/>
    </style:style>
    <style:style style:name="T4" style:family="text">
      <style:text-properties officeooo:rsid="000c6782"/>
    </style:style>
    <style:style style:name="T5" style:family="text">
      <style:text-properties officeooo:rsid="000ca9dc"/>
    </style:style>
    <style:style style:name="T6" style:family="text">
      <style:text-properties officeooo:rsid="00111f51"/>
    </style:style>
    <style:style style:name="T7" style:family="text">
      <style:text-properties fo:font-weight="bold" officeooo:rsid="000f571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GUIA DE CONFECCIÓN DE BOLETAS ELECTRONICAS</text:p>
      <text:p text:style-name="Standard"/>
      <text:p text:style-name="P18">Este documento especifica la construcción de Boletas Electrónicas en Formato JSON</text:p>
      <text:p text:style-name="Standard"/>
      <text:p text:style-name="Standard"/>
      <text:p text:style-name="Standard"/>
      <text:p text:style-name="Standard"/>
      <text:p text:style-name="P11">Cabecera datos Emisor:</text:p>
      <text:p text:style-name="P3"/>
      <table:table table:name="Tabla1" table:style-name="Tabla1">
        <table:table-column table:style-name="Tabla1.A"/>
        <table:table-column table:style-name="Tabla1.B"/>
        <table:table-row table:style-name="TableLine94172891140816">
          <table:table-cell table:style-name="Tabla1.A1" office:value-type="string">
            <text:p text:style-name="P23">Campo</text:p>
          </table:table-cell>
          <table:table-cell table:style-name="Tabla1.A1" office:value-type="string">
            <text:p text:style-name="P23">Descripción</text:p>
          </table:table-cell>
        </table:table-row>
        <table:table-row table:style-name="TableLine94172891140816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172891140816">
          <table:table-cell table:style-name="Tabla1.A1" office:value-type="string">
            <text:p text:style-name="P1">emisor</text:p>
          </table:table-cell>
          <table:table-cell table:style-name="Tabla1.A1" office:value-type="string">
            <text:p text:style-name="P21">Cabezera de datos del Emisor</text:p>
          </table:table-cell>
        </table:table-row>
        <table:table-row table:style-name="TableLine94172891140816">
          <table:table-cell table:style-name="Tabla1.A1" office:value-type="string">
            <text:p text:style-name="P2"><text:span text:style-name="T1">r</text:span>utemisor</text:p>
          </table:table-cell>
          <table:table-cell table:style-name="Tabla1.A1" office:value-type="string">
            <text:p text:style-name="P20">Rut de Empresa emisora de documentos tributarios electrónicos (DTE)</text:p>
          </table:table-cell>
        </table:table-row>
        <table:table-row table:style-name="TableLine94172891140816">
          <table:table-cell table:style-name="Tabla1.A1" office:value-type="string">
            <text:p text:style-name="P2">rsemisor</text:p>
          </table:table-cell>
          <table:table-cell table:style-name="Tabla1.A1" office:value-type="string">
            <text:p text:style-name="P20">Razón Social de Empresa emisora de documentos tributarios electrónicos (DTE)</text:p>
          </table:table-cell>
        </table:table-row>
        <table:table-row table:style-name="TableLine94172891140816">
          <table:table-cell table:style-name="Tabla1.A1" office:value-type="string">
            <text:p text:style-name="P2">giroemisor</text:p>
          </table:table-cell>
          <table:table-cell table:style-name="Tabla1.A1" office:value-type="string">
            <text:p text:style-name="P20">Giro de Empresa</text:p>
          </table:table-cell>
        </table:table-row>
        <table:table-row table:style-name="TableLine94172891140816">
          <table:table-cell table:style-name="Tabla1.A1" office:value-type="string">
            <text:p text:style-name="P2">fecharesol</text:p>
          </table:table-cell>
          <table:table-cell table:style-name="Tabla1.A1" office:value-type="string">
            <text:p text:style-name="P20">Fecha de Resolución entregada por el Servicios de Impuestos Internos</text:p>
          </table:table-cell>
        </table:table-row>
        <table:table-row table:style-name="TableLine94172891140816">
          <table:table-cell table:style-name="Tabla1.A1" office:value-type="string">
            <text:p text:style-name="P2">numresol</text:p>
          </table:table-cell>
          <table:table-cell table:style-name="Tabla1.A1" office:value-type="string">
            <text:p text:style-name="P20">Número de Resolución entregada por el Servicios de Impuestos Internos</text:p>
          </table:table-cell>
        </table:table-row>
        <table:table-row table:style-name="TableLine94172891140816">
          <table:table-cell table:style-name="Tabla1.A1" office:value-type="string">
            <text:p text:style-name="P2">diremisor</text:p>
          </table:table-cell>
          <table:table-cell table:style-name="Tabla1.A1" office:value-type="string">
            <text:p text:style-name="P20">Dirección de la Empresa</text:p>
          </table:table-cell>
        </table:table-row>
        <table:table-row table:style-name="TableLine94172891140816">
          <table:table-cell table:style-name="Tabla1.A1" office:value-type="string">
            <text:p text:style-name="P2">cmnaemisor</text:p>
          </table:table-cell>
          <table:table-cell table:style-name="Tabla1.A1" office:value-type="string">
            <text:p text:style-name="P20">Comuna de Empresa</text:p>
          </table:table-cell>
        </table:table-row>
        <table:table-row table:style-name="TableLine94172891140816">
          <table:table-cell table:style-name="Tabla1.A1" office:value-type="string">
            <text:p text:style-name="P2">ciuemisor</text:p>
          </table:table-cell>
          <table:table-cell table:style-name="Tabla1.A1" office:value-type="string">
            <text:p text:style-name="P20">Ciudad de Empresa</text:p>
          </table:table-cell>
        </table:table-row>
        <table:table-row table:style-name="TableLine94172891140816">
          <table:table-cell table:style-name="Tabla1.A1" office:value-type="string">
            <text:p text:style-name="P2">codsiisucur</text:p>
          </table:table-cell>
          <table:table-cell table:style-name="Tabla1.A1" office:value-type="string">
            <text:p text:style-name="P20">Código SII de la sucursal</text:p>
          </table:table-cell>
        </table:table-row>
        <table:table-row table:style-name="TableLine94172891140816">
          <table:table-cell table:style-name="Tabla1.A1" office:value-type="string">
            <text:p text:style-name="P2">rutenvia</text:p>
          </table:table-cell>
          <table:table-cell table:style-name="Tabla1.A1" office:value-type="string">
            <text:p text:style-name="P20">Rut del usuario que genera el DTE</text:p>
          </table:table-cell>
        </table:table-row>
      </table:table>
      <text:p text:style-name="Standard"/>
      <text:p text:style-name="Standard"/>
      <text:p text:style-name="P11">Cabecera datos Receptor</text:p>
      <table:table table:name="Tabla2" table:style-name="Tabla2">
        <table:table-column table:style-name="Tabla2.A" table:number-columns-repeated="2"/>
        <table:table-row table:style-name="TableLine94172900244064">
          <table:table-cell table:style-name="Tabla2.A1" office:value-type="string">
            <text:p text:style-name="P24">Campo</text:p>
          </table:table-cell>
          <table:table-cell table:style-name="Tabla2.B1" office:value-type="string">
            <text:p text:style-name="P24">Descripción</text:p>
          </table:table-cell>
        </table:table-row>
        <table:table-row table:style-name="TableLine94172900244064">
          <table:table-cell table:style-name="Tabla2.A2" office:value-type="string">
            <text:p text:style-name="P22">receptor</text:p>
          </table:table-cell>
          <table:table-cell table:style-name="Tabla2.B2" office:value-type="string">
            <text:p text:style-name="P22">Agrupa los datos del receptor</text:p>
          </table:table-cell>
        </table:table-row>
        <table:table-row table:style-name="TableLine94172900244064">
          <table:table-cell table:style-name="Tabla2.A2" office:value-type="string">
            <text:p text:style-name="P4">rutreceptor</text:p>
          </table:table-cell>
          <table:table-cell table:style-name="Tabla2.B2" office:value-type="string">
            <text:p text:style-name="P21">Rut del receptor del documento</text:p>
          </table:table-cell>
        </table:table-row>
        <table:table-row table:style-name="TableLine94172900244064">
          <table:table-cell table:style-name="Tabla2.A2" office:value-type="string">
            <text:p text:style-name="P4">rsrecepto<text:span text:style-name="T2">r</text:span></text:p>
          </table:table-cell>
          <table:table-cell table:style-name="Tabla2.B2" office:value-type="string">
            <text:p text:style-name="P21">Razón Social del Receptor del documento</text:p>
          </table:table-cell>
        </table:table-row>
      </table:table>
      <text:p text:style-name="Standard"/>
      <text:p text:style-name="P5"/>
      <text:p text:style-name="P12">Cabecera Identificación de Documento</text:p>
      <text:p text:style-name="Standard"/>
      <table:table table:name="Tabla4" table:style-name="Tabla4">
        <table:table-column table:style-name="Tabla4.A" table:number-columns-repeated="2"/>
        <table:table-row table:style-name="TableLine94172893632928">
          <table:table-cell table:style-name="Tabla4.A1" office:value-type="string">
            <text:p text:style-name="P10">Campo</text:p>
          </table:table-cell>
          <table:table-cell table:style-name="Tabla4.B1" office:value-type="string">
            <text:p text:style-name="P25">Descripción</text:p>
          </table:table-cell>
        </table:table-row>
        <table:table-row table:style-name="TableLine94172893632928">
          <table:table-cell table:style-name="Tabla4.A2" office:value-type="string">
            <text:p text:style-name="P6">iddoc</text:p>
          </table:table-cell>
          <table:table-cell table:style-name="Tabla4.B2" office:value-type="string">
            <text:p text:style-name="P22">Agrupa los datos de identificación del DTE</text:p>
          </table:table-cell>
        </table:table-row>
        <table:table-row table:style-name="TableLine94172893632928">
          <table:table-cell table:style-name="Tabla4.A2" office:value-type="string">
            <text:p text:style-name="P7">tipodte</text:p>
          </table:table-cell>
          <table:table-cell table:style-name="Tabla4.B2" office:value-type="string">
            <text:p text:style-name="P27">Indica el tipo de documento a emitir, según código SII los valores son</text:p>
            <text:p text:style-name="P28"><text:span text:style-name="T3">39 : </text:span>BOLETA ELECTRONICA</text:p>
            <text:p text:style-name="P27">41 : BOLETA EXENTA ELECTRÓNICA <text:s/></text:p>
          </table:table-cell>
        </table:table-row>
        <table:table-row table:style-name="TableLine94172893632928">
          <table:table-cell table:style-name="Tabla4.A2" office:value-type="string">
            <text:p text:style-name="P7">numdte</text:p>
          </table:table-cell>
          <table:table-cell table:style-name="Tabla4.B2" office:value-type="string">
            <text:p text:style-name="P27">Número de Folio a utilizar</text:p>
          </table:table-cell>
        </table:table-row>
        <table:table-row table:style-name="TableLine94172893632928">
          <table:table-cell table:style-name="Tabla4.A2" office:value-type="string">
            <text:p text:style-name="P7">fechaemision</text:p>
          </table:table-cell>
          <table:table-cell table:style-name="Tabla4.B2" office:value-type="string">
            <text:p text:style-name="P27">Fecha de emisión del documento en formato <text:soft-page-break/>(AAA-MM-DD)</text:p>
          </table:table-cell>
        </table:table-row>
        <table:table-row table:style-name="TableLine94172893632928">
          <table:table-cell table:style-name="Tabla4.A2" office:value-type="string">
            <text:p text:style-name="P7">indservicio</text:p>
          </table:table-cell>
          <table:table-cell table:style-name="Tabla4.B2" office:value-type="string">
            <text:p text:style-name="P29">Indica el tipo de transacción </text:p>
            <text:p text:style-name="P29">1 : Boletas de servicios periódicos</text:p>
            <text:p text:style-name="P29">2 : Boletas de servicios periódicos</text:p>
            <text:p text:style-name="P29">domiciliarios</text:p>
            <text:p text:style-name="P29">3 : Boletas de venta y servicios</text:p>
            <text:p text:style-name="P29">4 Boleta de Espectáculo emitida</text:p>
            <text:p text:style-name="P29">por cuenta de Terceros</text:p>
            <text:p text:style-name="P29"/>
          </table:table-cell>
        </table:table-row>
        <table:table-row table:style-name="TableLine94172893632928">
          <table:table-cell table:style-name="Tabla4.A2" office:value-type="string">
            <text:p text:style-name="P7">indmntneto</text:p>
          </table:table-cell>
          <table:table-cell table:style-name="Tabla4.B2" office:value-type="string">
            <text:p text:style-name="P33">Indica que los valores de detalle del documento se trataran como Valores Neto. En caso de no incluirlo se trataran como valores brutos</text:p>
            <text:p text:style-name="P33">Valor</text:p>
            <text:p text:style-name="P33">2 : <text:s/>Montos Netos</text:p>
            <text:p text:style-name="P33"/>
          </table:table-cell>
        </table:table-row>
      </table:table>
      <text:p text:style-name="Standard"/>
      <text:p text:style-name="P10">Cabecera Totales</text:p>
      <text:p text:style-name="P8"/>
      <table:table table:name="Tabla5" table:style-name="Tabla5">
        <table:table-column table:style-name="Tabla5.A" table:number-columns-repeated="2"/>
        <table:table-row table:style-name="TableLine94172881589504">
          <table:table-cell table:style-name="Tabla5.A1" office:value-type="string">
            <text:p text:style-name="P25">Campo </text:p>
          </table:table-cell>
          <table:table-cell table:style-name="Tabla5.B1" office:value-type="string">
            <text:p text:style-name="P25">Descripción</text:p>
          </table:table-cell>
        </table:table-row>
        <table:table-row table:style-name="TableLine94172881589504">
          <table:table-cell table:style-name="Tabla5.A2" office:value-type="string">
            <text:p text:style-name="P15"><text:span text:style-name="T4">t</text:span>otales</text:p>
          </table:table-cell>
          <table:table-cell table:style-name="Tabla5.B2" office:value-type="string">
            <text:p text:style-name="P30">Agrupa los totales del Documento.</text:p>
          </table:table-cell>
        </table:table-row>
        <table:table-row table:style-name="TableLine94172881589504">
          <table:table-cell table:style-name="Tabla5.A2" office:value-type="string">
            <text:p text:style-name="P15">montoneto</text:p>
          </table:table-cell>
          <table:table-cell table:style-name="Tabla5.B2" office:value-type="string">
            <text:p text:style-name="P30">Monto Neto afecto a Iva. En caso de no contar con este valor se deja en 0</text:p>
          </table:table-cell>
        </table:table-row>
        <table:table-row table:style-name="TableLine94172881589504">
          <table:table-cell table:style-name="Tabla5.A2" office:value-type="string">
            <text:p text:style-name="P15">montoexento</text:p>
          </table:table-cell>
          <table:table-cell table:style-name="Tabla5.B2" office:value-type="string">
            <text:p text:style-name="P30">Monto Exento de Iva. En caso de no contar con este valor se deja en 0</text:p>
          </table:table-cell>
        </table:table-row>
        <table:table-row table:style-name="TableLine94172881589504">
          <table:table-cell table:style-name="Tabla5.A2" office:value-type="string">
            <text:p text:style-name="P15">montoiva</text:p>
          </table:table-cell>
          <table:table-cell table:style-name="Tabla5.B2" office:value-type="string">
            <text:p text:style-name="P30">Monto correspondiente al Iva calculado </text:p>
          </table:table-cell>
        </table:table-row>
        <table:table-row table:style-name="TableLine94172881589504">
          <table:table-cell table:style-name="Tabla5.A2" office:value-type="string">
            <text:p text:style-name="P15">montototal</text:p>
          </table:table-cell>
          <table:table-cell table:style-name="Tabla5.B2" office:value-type="string">
            <text:p text:style-name="P30">Monto Total del Documento.</text:p>
          </table:table-cell>
        </table:table-row>
      </table:table>
      <text:p text:style-name="P8"/>
      <text:p text:style-name="Standard"/>
      <text:p text:style-name="P13">Cabecera Detalle</text:p>
      <text:p text:style-name="P9"/>
      <text:p text:style-name="Standard"/>
      <table:table table:name="Tabla6" table:style-name="Tabla6">
        <table:table-column table:style-name="Tabla6.A" table:number-columns-repeated="2"/>
        <table:table-row table:style-name="TableLine94172900115456">
          <table:table-cell table:style-name="Tabla6.A1" office:value-type="string">
            <text:p text:style-name="P26">Campo</text:p>
          </table:table-cell>
          <table:table-cell table:style-name="Tabla6.B1" office:value-type="string">
            <text:p text:style-name="P26">Descripción</text:p>
          </table:table-cell>
        </table:table-row>
        <table:table-row table:style-name="TableLine94172900115456">
          <table:table-cell table:style-name="Tabla6.A2" office:value-type="string">
            <text:p text:style-name="P17"><text:span text:style-name="T5">n</text:span>rolinea</text:p>
          </table:table-cell>
          <table:table-cell table:style-name="Tabla6.B2" office:value-type="string">
            <text:p text:style-name="P31">Número de linea de detalle de documento.</text:p>
          </table:table-cell>
        </table:table-row>
        <table:table-row table:style-name="TableLine94172900115456">
          <table:table-cell table:style-name="Tabla6.A2" office:value-type="string">
            <text:p text:style-name="P17"><text:span text:style-name="T5">t</text:span>pocodigo</text:p>
          </table:table-cell>
          <table:table-cell table:style-name="Tabla6.B2" office:value-type="string">
            <text:p text:style-name="P31">Tipo de código del item del detalle.</text:p>
          </table:table-cell>
        </table:table-row>
        <table:table-row table:style-name="TableLine94172900115456">
          <table:table-cell table:style-name="Tabla6.A2" office:value-type="string">
            <text:p text:style-name="P17">indexe</text:p>
          </table:table-cell>
          <table:table-cell table:style-name="Tabla6.B2" office:value-type="string">
            <text:p text:style-name="P32">Indica si es un item exento.</text:p>
            <text:p text:style-name="P33">Valor:</text:p>
            <text:p text:style-name="P33">1 : Item Exento</text:p>
          </table:table-cell>
        </table:table-row>
        <table:table-row table:style-name="TableLine94172900115456">
          <table:table-cell table:style-name="Tabla6.A2" office:value-type="string">
            <text:p text:style-name="P16">vlrcodigo</text:p>
          </table:table-cell>
          <table:table-cell table:style-name="Tabla6.B2" office:value-type="string">
            <text:p text:style-name="P31">Valor de código Item</text:p>
          </table:table-cell>
        </table:table-row>
        <table:table-row table:style-name="TableLine94172900115456">
          <table:table-cell table:style-name="Tabla6.A2" office:value-type="string">
            <text:p text:style-name="P16">undmditem</text:p>
          </table:table-cell>
          <table:table-cell table:style-name="Tabla6.B2" office:value-type="string">
            <text:p text:style-name="P31">Unidad de Medida del Item</text:p>
          </table:table-cell>
        </table:table-row>
        <table:table-row table:style-name="TableLine94172900115456">
          <table:table-cell table:style-name="Tabla6.A2" office:value-type="string">
            <text:p text:style-name="P16">qtyitem</text:p>
          </table:table-cell>
          <table:table-cell table:style-name="Tabla6.B2" office:value-type="string">
            <text:p text:style-name="P31">Cantidad de Item</text:p>
          </table:table-cell>
        </table:table-row>
        <table:table-row table:style-name="TableLine94172900115456">
          <table:table-cell table:style-name="Tabla6.A2" office:value-type="string">
            <text:p text:style-name="P16">prcitem</text:p>
          </table:table-cell>
          <table:table-cell table:style-name="Tabla6.B2" office:value-type="string">
            <text:p text:style-name="P31">Precio Unitario del Item</text:p>
          </table:table-cell>
        </table:table-row>
        <text:soft-page-break/>
        <table:table-row table:style-name="TableLine94172900115456">
          <table:table-cell table:style-name="Tabla6.A2" office:value-type="string">
            <text:p text:style-name="P16">descuentopct</text:p>
          </table:table-cell>
          <table:table-cell table:style-name="Tabla6.B2" office:value-type="string">
            <text:p text:style-name="P33">Porcentaje de descuento del Item. </text:p>
            <text:p text:style-name="P33"/>
            <text:p text:style-name="P33">Ejemplo: Descuento del <text:s/>6%. Entonces el campo debe decir</text:p>
            <text:p text:style-name="P33">“descuentopct”:”6”</text:p>
            <text:p text:style-name="P33"/>
            <text:p text:style-name="P33"/>
          </table:table-cell>
        </table:table-row>
        <table:table-row table:style-name="TableLine94172900115456">
          <table:table-cell table:style-name="Tabla6.A2" office:value-type="string">
            <text:p text:style-name="P16">descuentomonto</text:p>
          </table:table-cell>
          <table:table-cell table:style-name="Tabla6.B2" office:value-type="string">
            <text:p text:style-name="P33">Monto de descuento del item</text:p>
          </table:table-cell>
        </table:table-row>
        <table:table-row table:style-name="TableLine94172900115456">
          <table:table-cell table:style-name="Tabla6.A2" office:value-type="string">
            <text:p text:style-name="P16">montoitem</text:p>
          </table:table-cell>
          <table:table-cell table:style-name="Tabla6.B2" office:value-type="string">
            <text:p text:style-name="P31">Monto del Item (qtyitem x prcitem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14">Cabecera Descuento Global</text:p>
      <text:p text:style-name="Standard"/>
      <table:table table:name="Tabla7" table:style-name="Tabla7">
        <table:table-column table:style-name="Tabla7.A" table:number-columns-repeated="2"/>
        <table:table-row table:style-name="TableLine94172921367488">
          <table:table-cell table:style-name="Tabla7.A1" office:value-type="string">
            <text:p text:style-name="P34">Campo</text:p>
          </table:table-cell>
          <table:table-cell table:style-name="Tabla7.B1" office:value-type="string">
            <text:p text:style-name="P34">Descripción</text:p>
          </table:table-cell>
        </table:table-row>
        <table:table-row table:style-name="TableLine94172921367488">
          <table:table-cell table:style-name="Tabla7.A2" office:value-type="string">
            <text:p text:style-name="Table_20_Contents">descuentoglobal</text:p>
          </table:table-cell>
          <table:table-cell table:style-name="Tabla7.B2" office:value-type="string">
            <text:p text:style-name="P34">Agrupa los datos del descuento</text:p>
          </table:table-cell>
        </table:table-row>
        <table:table-row table:style-name="TableLine94172921367488">
          <table:table-cell table:style-name="Tabla7.A2" office:value-type="string">
            <text:p text:style-name="Table_20_Contents">nrolindr</text:p>
          </table:table-cell>
          <table:table-cell table:style-name="Tabla7.B2" office:value-type="string">
            <text:p text:style-name="P34">Número de Linea del Descuento</text:p>
          </table:table-cell>
        </table:table-row>
        <table:table-row table:style-name="TableLine94172921367488">
          <table:table-cell table:style-name="Tabla7.A2" office:value-type="string">
            <text:p text:style-name="Table_20_Contents">tpomov</text:p>
          </table:table-cell>
          <table:table-cell table:style-name="Tabla7.B2" office:value-type="string">
            <text:p text:style-name="P34">Indica el tipo de Movimiento si es Descuento o Recargo</text:p>
            <text:p text:style-name="P34"/>
            <text:p text:style-name="P34">Valor:</text:p>
            <text:p text:style-name="P34">D : Descuento</text:p>
            <text:p text:style-name="P34">R : Recargo</text:p>
            <text:p text:style-name="P34"/>
            <text:p text:style-name="P34"/>
            <text:p text:style-name="P34"/>
          </table:table-cell>
        </table:table-row>
        <table:table-row table:style-name="TableLine94172921367488">
          <table:table-cell table:style-name="Tabla7.A2" office:value-type="string">
            <text:p text:style-name="Table_20_Contents">tpovalor</text:p>
          </table:table-cell>
          <table:table-cell table:style-name="Tabla7.B2" office:value-type="string">
            <text:p text:style-name="P34">Indica el formato en que se expresará el <text:span text:style-name="T6">valor de </text:span>descuento o re<text:span text:style-name="T6">c</text:span>argo</text:p>
            <text:p text:style-name="P34"/>
            <text:p text:style-name="P34">% : Porcentaje</text:p>
            <text:p text:style-name="P34">$ : Valor Monetario</text:p>
            <text:p text:style-name="P34"/>
          </table:table-cell>
        </table:table-row>
        <table:table-row table:style-name="TableLine94172921367488">
          <table:table-cell table:style-name="Tabla7.A2" office:value-type="string">
            <text:p text:style-name="Table_20_Contents">valordr</text:p>
          </table:table-cell>
          <table:table-cell table:style-name="Tabla7.B2" office:value-type="string">
            <text:p text:style-name="P35">Valor del descuento o Recargo</text:p>
          </table:table-cell>
        </table:table-row>
        <table:table-row table:style-name="TableLine94172921367488">
          <table:table-cell table:style-name="Tabla7.A2" office:value-type="string">
            <text:p text:style-name="Table_20_Contents">indexedr</text:p>
          </table:table-cell>
          <table:table-cell table:style-name="Tabla7.B2" office:value-type="string">
            <text:p text:style-name="P35">Indica si el descuento se aplica a Item Exento</text:p>
            <text:p text:style-name="P35"/>
            <text:p text:style-name="P35">0: Valor por defecto en caso de no incluir items exento</text:p>
            <text:p text:style-name="P35">1: Producto o servicio es exento o no afecto</text:p>
            <text:p text:style-name="P35">2: Producto o servicio no es facturable</text:p>
          </table:table-cell>
        </table:table-row>
        <table:table-row table:style-name="TableLine94172921367488">
          <table:table-cell table:style-name="Tabla7.A2" office:value-type="string">
            <text:p text:style-name="Table_20_Contents">glosadr</text:p>
          </table:table-cell>
          <table:table-cell table:style-name="Tabla7.B2" office:value-type="string">
            <text:p text:style-name="P35">Glosa del Descuento o Recargo</text:p>
          </table:table-cell>
        </table:table-row>
      </table:table>
      <text:p text:style-name="Standard"/>
      <text:p text:style-name="P19"><text:soft-page-break/><text:span text:style-name="T7">Ejemplo de Boleta Electrónica en Formato JSON</text:span></text:p>
      <text:p text:style-name="P9"/>
      <table:table table:name="Tabla3" table:style-name="Tabla3">
        <table:table-column table:style-name="Tabla3.A"/>
        <table:table-row table:style-name="TableLine94172900071744">
          <table:table-cell table:style-name="Tabla3.A1" office:value-type="string">
            <text:p text:style-name="P4"/>
            <text:p text:style-name="P4">{</text:p>
            <text:p text:style-name="P4">"emisor":{</text:p>
            <text:p text:style-name="P4"><text:s text:c="2"/>"rutemisor":"76979506-5",</text:p>
            <text:p text:style-name="P4"><text:s text:c="2"/>"rsemisor":"ESPECIALISTAS EN MANTENIMIENTO. SPA",</text:p>
            <text:p text:style-name="P4"><text:s text:c="2"/>"giroemisor":"SERVICIOS INFORMATICOS",</text:p>
            <text:p text:style-name="P4"><text:s text:c="2"/>"fecharesol":"2022-08-20",</text:p>
            <text:p text:style-name="P4"><text:s text:c="2"/>"numresol":"0",</text:p>
            <text:p text:style-name="P4"><text:s text:c="3"/>"diremisor":"quillay 467 villa presidente rio",</text:p>
            <text:p text:style-name="P4"><text:s text:c="2"/>"cmnaemisor":"TALCAHUANO",</text:p>
            <text:p text:style-name="P4"><text:s text:c="2"/>"ciuemisor":"CONCEPCION",</text:p>
            <text:p text:style-name="P4"><text:s text:c="2"/>"codsiisucur":"1", <text:s text:c="2"/></text:p>
            <text:p text:style-name="P4"><text:s text:c="2"/>"rutenvia":"13968481-8"</text:p>
            <text:p text:style-name="P4">}, <text:s text:c="2"/></text:p>
            <text:p text:style-name="P4"/>
            <text:p text:style-name="P4"/>
            <text:p text:style-name="P4"/>
            <text:p text:style-name="P4">"receptor":{</text:p>
            <text:p text:style-name="P4"><text:s text:c="2"/>"rutreceptor":"13968481-8",</text:p>
            <text:p text:style-name="P4"><text:s text:c="2"/>"rsreceptor":"AMULEN CONSULTORES"</text:p>
            <text:p text:style-name="P4"><text:s text:c="2"/></text:p>
            <text:p text:style-name="P4">},</text:p>
            <text:p text:style-name="P4">"iddoc" : {</text:p>
            <text:p text:style-name="P4"><text:s text:c="6"/>"tipodte" : "39",</text:p>
            <text:p text:style-name="P4"><text:s text:c="6"/>"numdte": "42",</text:p>
            <text:p text:style-name="P4"><text:s text:c="6"/>"fechaemision":"2022-09-29",</text:p>
            <text:p text:style-name="P4"><text:s text:c="6"/>"indservicio":"3"</text:p>
            <text:p text:style-name="P4"/>
            <text:p text:style-name="P4"><text:s text:c="4"/>},</text:p>
            <text:p text:style-name="P4">"totales":{ <text:s/></text:p>
            <text:p text:style-name="P4"><text:s text:c="8"/>"montoneto":"1000000",</text:p>
            <text:p text:style-name="P4"><text:s text:c="8"/>"montoexento":"0",</text:p>
            <text:p text:style-name="P4"><text:s text:c="8"/>"montoiva":"190000",</text:p>
            <text:p text:style-name="P4"><text:s text:c="8"/>"montototal":"1190000"</text:p>
            <text:p text:style-name="P4">},</text:p>
            <text:p text:style-name="P4"><text:s text:c="2"/>"detalle":[</text:p>
            <text:p text:style-name="P4"><text:s text:c="10"/>{</text:p>
            <text:p text:style-name="P4"><text:s text:c="12"/>"nrolinea" : "1",</text:p>
            <text:p text:style-name="P4"/>
            <text:p text:style-name="P4"><text:s text:c="12"/>"tpocodigo" : "INT",</text:p>
            <text:p text:style-name="P4"><text:s text:c="12"/>"vlrcodigo" : "3333",</text:p>
            <text:p text:style-name="P4"><text:s text:c="12"/>"undmditem":"UNIDAD",</text:p>
            <text:p text:style-name="P4"><text:tab/><text:tab/><text:tab/> <text:s/>"nmbitem":"BOMBA HIDRAULICA",</text:p>
            <text:p text:style-name="P4"><text:s text:c="12"/>"qtyitem":"1.0",</text:p>
            <text:p text:style-name="P4"><text:s text:c="12"/>"prcitem":"595000",</text:p>
            <text:p text:style-name="P4"><text:tab/><text:tab/><text:tab/> <text:s/></text:p>
            <text:p text:style-name="P4"><text:soft-page-break/><text:s text:c="12"/>"montoitem":"595000"</text:p>
            <text:p text:style-name="P4"/>
            <text:p text:style-name="P4"/>
            <text:p text:style-name="P4"/>
            <text:p text:style-name="P4"><text:s text:c="9"/>},</text:p>
            <text:p text:style-name="P4"><text:s text:c="10"/>{</text:p>
            <text:p text:style-name="P4"><text:s text:c="12"/>"nrolinea" : "2",</text:p>
            <text:p text:style-name="P4"><text:s text:c="12"/>"tpocodigo" : "INT",</text:p>
            <text:p text:style-name="P4"><text:s text:c="12"/>"vlrcodigo" : "23233",</text:p>
            <text:p text:style-name="P4"><text:tab/><text:tab/><text:tab/>"undmditem":"UNIDAD",</text:p>
            <text:p text:style-name="P4"><text:s text:c="12"/>"nmbitem":"BOMBA HIDRAULICA",</text:p>
            <text:p text:style-name="P4"><text:s text:c="12"/>"qtyitem":"1.0",</text:p>
            <text:p text:style-name="P4"><text:s text:c="12"/>"prcitem":"595000",</text:p>
            <text:p text:style-name="P4"><text:s text:c="12"/>"montoitem":"595000" <text:s/></text:p>
            <text:p text:style-name="P4"><text:s text:c="10"/>}</text:p>
            <text:p text:style-name="P4"><text:s text:c="8"/>]</text:p>
            <text:p text:style-name="P4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0:34:33.697502323</meta:creation-date>
    <dc:date>2022-10-03T12:23:31.568902988</dc:date>
    <meta:editing-duration>PT4M56S</meta:editing-duration>
    <meta:editing-cycles>2</meta:editing-cycles>
    <meta:generator>LibreOffice/6.4.7.2$Linux_X86_64 LibreOffice_project/40$Build-2</meta:generator>
    <meta:document-statistic meta:table-count="7" meta:image-count="0" meta:object-count="0" meta:page-count="5" meta:paragraph-count="181" meta:word-count="571" meta:character-count="4253" meta:non-whitespace-character-count="3526"/>
  </office:meta>
</office:document-meta>
</file>